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SS-UP</text:p>
      <text:p text:style-name="P3">1) EARTH AND SPACE, Short Answer; What is the name of the constellation located in the southern sky, near the center of the Milky Way, its largest star being Antares?</text:p>
      <text:p text:style-name="P3"><text:line-break/>ANSWER: SCORPIUS</text:p>
      <text:p text:style-name="P3"/>
      <text:p text:style-name="P1">TOSS-UP</text:p>
      <text:p text:style-name="P3">3) MATHEMATICS, Multiple Choice; What is the area of an ellipse with the equation x^2 + 2xy + 5y^2 = 1?</text:p>
      <text:p text:style-name="P3"/>
      <text:p text:style-name="P3">W) Pi</text:p>
      <text:p text:style-name="P3">X) Pi/2</text:p>
      <text:p text:style-name="P3">Y) Pi/4</text:p>
      <text:p text:style-name="P3">Z) Pi/8</text:p>
      <text:p text:style-name="P3"><text:line-break/>ANSWER: X) PI/2 (2pi / sqrt(4AC-B^2))</text:p>
      <text:p text:style-name="P3"/>
      <text:p text:style-name="P1">TOSS-UP</text:p>
      <text:p text:style-name="P3">5) CHEMISTRY, Short Answer; What is the name of the class of organic compounds containing an oxygen atom connected to two alkyl groups?</text:p>
      <text:p text:style-name="P3"><text:line-break/>ANSWER: ETHER</text:p>
      <text:p text:style-name="P3"/>
      <text:p text:style-name="P1">TOSS-UP</text:p>
      <text:p text:style-name="P3">7) ENERGY, Short Answer; Calculate the enthalpy of a system if its Gibbs free energy is 15 joules, its temperature is 30 Kelvins, and its change in entropy is negative ten joules per kelvin.</text:p>
      <text:p text:style-name="P3"><text:line-break/>ANSWER: -285 JOULES (H=TS+G)</text:p>
      <text:p text:style-name="P3"/>
      <text:p text:style-name="P1">TOSS-UP</text:p>
      <text:p text:style-name="P3">9) BIOLOGY, Multiple Choice; Nerve impulses passing through neurons travel through which of the following parts of the nervous system?</text:p>
      <text:p text:style-name="P3"><text:line-break/>W) Neuroglia</text:p>
      <text:p text:style-name="P3">X) Dendrite</text:p>
      <text:p text:style-name="P3">Y) Soma<text:line-break/>Z) Axon</text:p>
      <text:p text:style-name="P3"><text:line-break/>ANSWER: Z) AXON</text:p>
      <text:p text:style-name="P3"/>
      <text:p text:style-name="P1">TOSS-UP</text:p>
      <text:p text:style-name="P3">11) PHYSICS, Short Answer; Calculate the linear magnification of an object if the object is 5 millimeters away and its image is 5 centimeters away.</text:p>
      <text:p text:style-name="P3"><text:line-break/>ANSWER: -10</text:p>
      <text:p text:style-name="P2"/>
      <text:p text:style-name="P1">TOSS-UP</text:p>
      <text:p text:style-name="P3">13) EARTH AND SPACE, Short Answer; What is the name of the highly destructive form of pyroclastic flow associated with composite cones that can approach speeds of 125 miles per hour, <text:soft-page-break/>sometimes referred to as “glowing avalanches”?</text:p>
      <text:p text:style-name="P3"><text:line-break/>ANSWER: NUEE ARDENTE</text:p>
      <text:p text:style-name="P3"/>
      <text:p text:style-name="P1">TOSS-UP</text:p>
      <text:p text:style-name="P3">15) MATHEMATICS, Short Answer; By name or number, which of the following four statements about group theory is or are INCORRECT?</text:p>
      <text:p text:style-name="P3"/>
      <text:p text:style-name="P3">1: A bijection is both injective and surjective.</text:p>
      <text:p text:style-name="P3">2: An injective function is always a bijection.</text:p>
      <text:p text:style-name="P3">3: The inverse of a surjective function is always a function.</text:p>
      <text:p text:style-name="P3">4: An injective function is always inversible.</text:p>
      <text:p text:style-name="P3"><text:line-break/>ANSWER: '2 and 3'</text:p>
      <text:p text:style-name="P3"/>
      <text:p text:style-name="P1">TOSS-UP</text:p>
      <text:p text:style-name="P3">17) CHEMISTRY, Short Answer; By name or number, which of the following three statements about organic chemistry is or are TRUE?</text:p>
      <text:p text:style-name="P3"/>
      <text:p text:style-name="P3">1: An ester is derived by reacting an oxoacid with a hydroxyl.</text:p>
      <text:p text:style-name="P3">2: A thiol contains a sulfhydryl group and an alkyl group.</text:p>
      <text:p text:style-name="P3">3: An aldehyde is composed of a carbonyl center and an alkine.</text:p>
      <text:p text:style-name="P3"><text:line-break/>ANSWER: '1 and 2'</text:p>
      <text:p text:style-name="P3"/>
      <text:p text:style-name="P1">TOSS-UP</text:p>
      <text:p text:style-name="P3">19) ENERGY, Multiple Choice; A reaction with a positive Gibbs free energy and a positive Q is:</text:p>
      <text:p text:style-name="P3"><text:line-break/>W) Exergonic and endothermic</text:p>
      <text:p text:style-name="P3">X) Exergonic and exothermic</text:p>
      <text:p text:style-name="P3">Y) Endergonic and endothermic</text:p>
      <text:p text:style-name="P3">Z) Endergonic and exothermic</text:p>
      <text:p text:style-name="P3"><text:line-break/>ANSWER: Y) ENDERGONIC AND ENDOTHERMIC</text:p>
      <text:p text:style-name="P3"/>
      <text:p text:style-name="P1">TOSS-UP</text:p>
      <text:p text:style-name="P3">21) BIOLOGY, Short Answer; By name or number, which of the following five glands is NOT part of the endocrine system?</text:p>
      <text:p text:style-name="P3"/>
      <text:p text:style-name="P3">1: Pineal gland</text:p>
      <text:p text:style-name="P3">2: Pancreas</text:p>
      <text:p text:style-name="P3">3: Mammary glands</text:p>
      <text:p text:style-name="P3">4: Adrenal glands</text:p>
      <text:p text:style-name="P3">5: Prostate</text:p>
      <text:p text:style-name="P3"><text:line-break/>ANSWER: '3 and 5'</text:p>
      <text:p text:style-name="P3"/>
      <text:p text:style-name="P1">TOSS-UP</text:p>
      <text:p text:style-name="P3">23) PHYSICS, Short Answer; By name or number, which of the following four is NOT a step in the <text:soft-page-break/>Carnot cycle?</text:p>
      <text:p text:style-name="P3"/>
      <text:p text:style-name="P3">1: Expansion by heating</text:p>
      <text:p text:style-name="P3">2: Compression by cooling</text:p>
      <text:p text:style-name="P3">3: Reversible adiabatic expansion</text:p>
      <text:p text:style-name="P3">4: Reversible isothermal expansion</text:p>
      <text:p text:style-name="P3"><text:line-break/>ANSWER: '4 only'</text:p>
      <text:p text:style-name="P3"/>
      <text:p text:style-name="P1">TOSS-UP</text:p>
      <text:p text:style-name="P3">25) EARTH AND SPACE, Short Answer; By name or number, which of the following five types of sand dunes are NOT formed by a steady and stable prevailing winds?</text:p>
      <text:p text:style-name="P3"/>
      <text:p text:style-name="P3">1: Parabolic</text:p>
      <text:p text:style-name="P3">2: Star</text:p>
      <text:p text:style-name="P3">3: Barchan</text:p>
      <text:p text:style-name="P3">4: Longitudinal</text:p>
      <text:p text:style-name="P3">5: Transverse</text:p>
      <text:p text:style-name="P3"><text:line-break/>ANSWER: '2 and 4'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tt Kempster</meta:initial-creator>
    <meta:creation-date>2011-12-27T10:35:29.43</meta:creation-date>
    <meta:document-statistic meta:table-count="0" meta:image-count="0" meta:object-count="0" meta:page-count="3" meta:paragraph-count="71" meta:word-count="520" meta:character-count="3005"/>
    <dc:date>2011-12-27T19:30:20.72</dc:date>
    <dc:creator>Matt Kempster</dc:creator>
    <meta:editing-duration>PT00H07M35S</meta:editing-duration>
    <meta:editing-cycles>1</meta:editing-cycles>
    <meta:generator>OpenOffice.org/3.1$Win32 OpenOffice.org_project/310m19$Build-9420</meta:generator>
  </office:meta>
</office:document-meta>
</file>